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1228FE79758.png" manifest:media-type="image/png"/>
  <manifest:file-entry manifest:full-path="Pictures/1000000100000286000000C962137DAA.png" manifest:media-type="image/png"/>
  <manifest:file-entry manifest:full-path="Pictures/100000010000027D000000D94EDEAEC3.png" manifest:media-type="image/png"/>
  <manifest:file-entry manifest:full-path="Pictures/10000001000002B000000104912572DE.png" manifest:media-type="image/png"/>
  <manifest:file-entry manifest:full-path="Pictures/100000010000054E00000171BD437797.png" manifest:media-type="image/png"/>
  <manifest:file-entry manifest:full-path="Pictures/100000010000054A00000172CBC1A5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a6099" loext:opacity="100%"/>
    </style:style>
    <style:style style:name="P3" style:family="paragraph">
      <style:paragraph-properties fo:text-align="center"/>
    </style:style>
    <style:style style:name="T1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352cm" svg:x="1.001cm" svg:y="1.635cm">
          <draw:image xlink:href="Pictures/100000010000054A00000172CBC1A5AC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5.322cm" svg:x="1.001cm" svg:y="9.33cm">
          <draw:image xlink:href="Pictures/100000010000054E00000171BD437797.png" xlink:type="simple" xlink:show="embed" xlink:actuate="onLoad" draw:mime-type="image/png">
            <text:p/>
          </draw:image>
        </draw:frame>
        <draw:frame draw:style-name="gr2" draw:text-style-name="P2" draw:layer="layout" svg:width="5.265cm" svg:height="1.673cm" svg:x="1.132cm" svg:y="7.35cm">
          <draw:text-box>
            <text:p><text:span text:style-name="T1">LEDS: <text:s/>long lead</text:span></text:p>
            <text:p><text:span text:style-name="T1">In round pad</text:span></text:p>
          </draw:text-box>
        </draw:frame>
        <draw:frame draw:style-name="gr1" draw:text-style-name="P1" draw:layer="layout" svg:width="16.853cm" svg:height="5.74cm" svg:x="1.927cm" svg:y="14.97cm">
          <draw:image xlink:href="Pictures/100000010000027D000000D94EDEAEC3.png" xlink:type="simple" xlink:show="embed" xlink:actuate="onLoad" draw:mime-type="image/png">
            <text:p/>
          </draw:image>
        </draw:frame>
        <draw:frame draw:style-name="gr1" draw:text-style-name="P1" draw:layer="layout" svg:width="17.091cm" svg:height="5.317cm" svg:x="1.689cm" svg:y="21.32cm">
          <draw:image xlink:href="Pictures/1000000100000286000000C962137DAA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202cm" svg:height="6.878cm" svg:x="1.952cm" svg:y="2.587cm">
          <draw:image xlink:href="Pictures/10000001000002B000000104912572DE.png" xlink:type="simple" xlink:show="embed" xlink:actuate="onLoad" draw:mime-type="image/png">
            <text:p/>
          </draw:image>
        </draw:frame>
        <draw:frame draw:style-name="gr3" draw:text-style-name="P3" draw:layer="layout" svg:width="16.774cm" svg:height="7.672cm" svg:x="2.587cm" svg:y="11.16cm">
          <draw:image xlink:href="Pictures/100000010000027A000001228FE7975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4:41:53.950246999</meta:creation-date>
    <dc:date>2024-10-08T14:55:54.188674044</dc:date>
    <meta:editing-duration>PT12M37S</meta:editing-duration>
    <meta:editing-cycles>2</meta:editing-cycles>
    <meta:generator>LibreOffice/24.2.5.2$Linux_X86_64 LibreOffice_project/420$Build-2</meta:generator>
    <meta:print-date>2024-10-08T14:51:25.448173278</meta:print-date>
    <meta:document-statistic meta:object-count="7"/>
  </office:meta>
</office:document-meta>
</file>